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shapes>
          <draw:frame draw:z-index="0" draw:style-name="gr1" draw:text-style-name="P1" svg:width="716.43pt" svg:height="402.97pt" svg:x="456.15pt" svg:y="15.65pt">
            <draw:object draw:notify-on-update-of-ranges="functions.A1:functions.A1 functions.A2:functions.A12 functions.B1:functions.B1 functions.B2:functions.B12 functions.C1:functions.C1 functions.C2:functions.C12 functions.D1:functions.D1 functions.D2:functions.D12 functions.E1:functions.E1 functions.E2:functions.E12 functions.F1:functions.F1 functions.F2:functions.F12 functions.G1:functions.G1 functions.G2:functions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3613" calcext:value-type="float">
            <text:p>3.613E-06</text:p>
          </table:table-cell>
          <table:table-cell office:value-type="float" office:value="0.000001943" calcext:value-type="float">
            <text:p>1.943E-06</text:p>
          </table:table-cell>
          <table:table-cell office:value-type="float" office:value="0.000001921" calcext:value-type="float">
            <text:p>1.921E-06</text:p>
          </table:table-cell>
          <table:table-cell office:value-type="float" office:value="0.000001878" calcext:value-type="float">
            <text:p>1.878E-06</text:p>
          </table:table-cell>
          <table:table-cell office:value-type="float" office:value="0.000001929" calcext:value-type="float">
            <text:p>1.929E-06</text:p>
          </table:table-cell>
          <table:table-cell office:value-type="float" office:value="0.000001948" calcext:value-type="float">
            <text:p>1.948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64844" calcext:value-type="float">
            <text:p>6.4844E-05</text:p>
          </table:table-cell>
          <table:table-cell office:value-type="float" office:value="0.073399598" calcext:value-type="float">
            <text:p>0.073399598</text:p>
          </table:table-cell>
          <table:table-cell office:value-type="float" office:value="0.13533972" calcext:value-type="float">
            <text:p>0.13533972</text:p>
          </table:table-cell>
          <table:table-cell office:value-type="float" office:value="0.000022976" calcext:value-type="float">
            <text:p>2.2976E-05</text:p>
          </table:table-cell>
          <table:table-cell office:value-type="float" office:value="0.067665726" calcext:value-type="float">
            <text:p>0.067665726</text:p>
          </table:table-cell>
          <table:table-cell office:value-type="float" office:value="0.112674907" calcext:value-type="float">
            <text:p>0.11267490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27623" calcext:value-type="float">
            <text:p>2.7623E-05</text:p>
          </table:table-cell>
          <table:table-cell office:value-type="float" office:value="0.267060501" calcext:value-type="float">
            <text:p>0.267060501</text:p>
          </table:table-cell>
          <table:table-cell office:value-type="float" office:value="0.538011424" calcext:value-type="float">
            <text:p>0.538011424</text:p>
          </table:table-cell>
          <table:table-cell office:value-type="float" office:value="0.000045692" calcext:value-type="float">
            <text:p>4.5692E-05</text:p>
          </table:table-cell>
          <table:table-cell office:value-type="float" office:value="0.272720225" calcext:value-type="float">
            <text:p>0.272720225</text:p>
          </table:table-cell>
          <table:table-cell office:value-type="float" office:value="0.454037353" calcext:value-type="float">
            <text:p>0.45403735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4103" calcext:value-type="float">
            <text:p>4.103E-05</text:p>
          </table:table-cell>
          <table:table-cell office:value-type="float" office:value="0.605208822" calcext:value-type="float">
            <text:p>0.605208822</text:p>
          </table:table-cell>
          <table:table-cell office:value-type="float" office:value="1.200123816" calcext:value-type="float">
            <text:p>1.200123816</text:p>
          </table:table-cell>
          <table:table-cell office:value-type="float" office:value="0.000067224" calcext:value-type="float">
            <text:p>6.7224E-05</text:p>
          </table:table-cell>
          <table:table-cell office:value-type="float" office:value="0.608816272" calcext:value-type="float">
            <text:p>0.608816272</text:p>
          </table:table-cell>
          <table:table-cell office:value-type="float" office:value="1.015876979" calcext:value-type="float">
            <text:p>1.01587697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54944" calcext:value-type="float">
            <text:p>5.4944E-05</text:p>
          </table:table-cell>
          <table:table-cell office:value-type="float" office:value="1.065053449" calcext:value-type="float">
            <text:p>1.065053449</text:p>
          </table:table-cell>
          <table:table-cell office:value-type="float" office:value="2.126368849" calcext:value-type="float">
            <text:p>2.126368849</text:p>
          </table:table-cell>
          <table:table-cell office:value-type="float" office:value="0.000090097" calcext:value-type="float">
            <text:p>9.0097E-05</text:p>
          </table:table-cell>
          <table:table-cell office:value-type="float" office:value="1.083471113" calcext:value-type="float">
            <text:p>1.083471113</text:p>
          </table:table-cell>
          <table:table-cell office:value-type="float" office:value="1.811518521" calcext:value-type="float">
            <text:p>1.8115185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68756" calcext:value-type="float">
            <text:p>6.8756E-05</text:p>
          </table:table-cell>
          <table:table-cell office:value-type="float" office:value="1.659397357" calcext:value-type="float">
            <text:p>1.659397357</text:p>
          </table:table-cell>
          <table:table-cell office:value-type="float" office:value="3.348019235" calcext:value-type="float">
            <text:p>3.348019235</text:p>
          </table:table-cell>
          <table:table-cell office:value-type="float" office:value="0.000112911" calcext:value-type="float">
            <text:p>0.000112911</text:p>
          </table:table-cell>
          <table:table-cell office:value-type="float" office:value="1.987848329" calcext:value-type="float">
            <text:p>1.987848329</text:p>
          </table:table-cell>
          <table:table-cell office:value-type="float" office:value="3.237753932" calcext:value-type="float">
            <text:p>3.23775393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82039" calcext:value-type="float">
            <text:p>8.2039E-05</text:p>
          </table:table-cell>
          <table:table-cell office:value-type="float" office:value="2.68241822" calcext:value-type="float">
            <text:p>2.68241822</text:p>
          </table:table-cell>
          <table:table-cell office:value-type="float" office:value="5.291847259" calcext:value-type="float">
            <text:p>5.291847259</text:p>
          </table:table-cell>
          <table:table-cell office:value-type="float" office:value="0.000135487" calcext:value-type="float">
            <text:p>0.000135487</text:p>
          </table:table-cell>
          <table:table-cell office:value-type="float" office:value="2.50275747" calcext:value-type="float">
            <text:p>2.50275747</text:p>
          </table:table-cell>
          <table:table-cell office:value-type="float" office:value="4.170477967" calcext:value-type="float">
            <text:p>4.1704779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096202" calcext:value-type="float">
            <text:p>9.6202E-05</text:p>
          </table:table-cell>
          <table:table-cell office:value-type="float" office:value="3.349223198" calcext:value-type="float">
            <text:p>3.349223198</text:p>
          </table:table-cell>
          <table:table-cell office:value-type="float" office:value="6.664782039" calcext:value-type="float">
            <text:p>6.664782039</text:p>
          </table:table-cell>
          <table:table-cell office:value-type="float" office:value="0.000166303" calcext:value-type="float">
            <text:p>0.000166303</text:p>
          </table:table-cell>
          <table:table-cell office:value-type="float" office:value="3.405060845" calcext:value-type="float">
            <text:p>3.405060845</text:p>
          </table:table-cell>
          <table:table-cell office:value-type="float" office:value="5.682676757" calcext:value-type="float">
            <text:p>5.68267675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108677" calcext:value-type="float">
            <text:p>0.000108677</text:p>
          </table:table-cell>
          <table:table-cell office:value-type="float" office:value="4.35155555" calcext:value-type="float">
            <text:p>4.35155555</text:p>
          </table:table-cell>
          <table:table-cell office:value-type="float" office:value="8.706215454" calcext:value-type="float">
            <text:p>8.706215454</text:p>
          </table:table-cell>
          <table:table-cell office:value-type="float" office:value="0.000180617" calcext:value-type="float">
            <text:p>0.000180617</text:p>
          </table:table-cell>
          <table:table-cell office:value-type="float" office:value="4.422579124" calcext:value-type="float">
            <text:p>4.422579124</text:p>
          </table:table-cell>
          <table:table-cell office:value-type="float" office:value="7.575512023" calcext:value-type="float">
            <text:p>7.57551202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1231" calcext:value-type="float">
            <text:p>0.0001231</text:p>
          </table:table-cell>
          <table:table-cell office:value-type="float" office:value="5.524419284" calcext:value-type="float">
            <text:p>5.524419284</text:p>
          </table:table-cell>
          <table:table-cell office:value-type="float" office:value="11.022653011" calcext:value-type="float">
            <text:p>11.022653011</text:p>
          </table:table-cell>
          <table:table-cell office:value-type="float" office:value="0.000202897" calcext:value-type="float">
            <text:p>0.000202897</text:p>
          </table:table-cell>
          <table:table-cell office:value-type="float" office:value="5.612473193" calcext:value-type="float">
            <text:p>5.612473193</text:p>
          </table:table-cell>
          <table:table-cell office:value-type="float" office:value="9.416807369" calcext:value-type="float">
            <text:p>9.41680736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137173" calcext:value-type="float">
            <text:p>0.000137173</text:p>
          </table:table-cell>
          <table:table-cell office:value-type="float" office:value="6.79754223" calcext:value-type="float">
            <text:p>6.79754223</text:p>
          </table:table-cell>
          <table:table-cell office:value-type="float" office:value="13.610866684" calcext:value-type="float">
            <text:p>13.610866684</text:p>
          </table:table-cell>
          <table:table-cell office:value-type="float" office:value="0.000224664" calcext:value-type="float">
            <text:p>0.000224664</text:p>
          </table:table-cell>
          <table:table-cell office:value-type="float" office:value="6.928231663" calcext:value-type="float">
            <text:p>6.928231663</text:p>
          </table:table-cell>
          <table:table-cell office:value-type="float" office:value="11.60414854" calcext:value-type="float">
            <text:p>11.60414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2:49:56.220136704</dc:date>
    <meta:editing-duration>PT46S</meta:editing-duration>
    <meta:editing-cycles>1</meta:editing-cycles>
    <meta:document-statistic meta:table-count="1" meta:cell-count="84" meta:object-count="1"/>
    <meta:generator>LibreOffice/6.1.2.1$Linux_X86_64 LibreOffice_project/1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75cm" svg:height="14.217cm" xlink:href=".." xlink:type="simple" chart:class="chart:line" chart:style-name="ch1">
        <chart:legend chart:legend-position="end" svg:x="23.64cm" svg:y="5.564cm" style:legend-expansion="high" chart:style-name="ch2"/>
        <chart:plot-area chart:style-name="ch3" table:cell-range-address="functions.A1:functions.G12" chart:data-source-has-labels="both" svg:x="0.505cm" svg:y="0.284cm" svg:width="22.63cm" svg:height="13.649cm">
          <chartooo:coordinate-region svg:x="0.941cm" svg:y="0.483cm" svg:width="21.453cm" svg:height="12.803cm"/>
          <chart:axis chart:dimension="x" chart:name="primary-x" chart:style-name="ch4" chartooo:axis-type="auto">
            <chartooo:date-scale/>
            <chart:categories table:cell-range-address="functions.A2:functions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unctions.B2:functions.B12" chart:label-cell-address="functions.B1:functions.B1" chart:class="chart:line">
            <chart:data-point chart:repeated="11"/>
          </chart:series>
          <chart:series chart:style-name="ch7" chart:values-cell-range-address="functions.C2:functions.C12" chart:label-cell-address="functions.C1:functions.C1" chart:class="chart:line">
            <chart:data-point chart:repeated="11"/>
          </chart:series>
          <chart:series chart:style-name="ch8" chart:values-cell-range-address="functions.D2:functions.D12" chart:label-cell-address="functions.D1:functions.D1" chart:class="chart:line">
            <chart:data-point chart:repeated="11"/>
          </chart:series>
          <chart:series chart:style-name="ch9" chart:values-cell-range-address="functions.E2:functions.E12" chart:label-cell-address="functions.E1:functions.E1" chart:class="chart:line">
            <chart:data-point chart:repeated="11"/>
          </chart:series>
          <chart:series chart:style-name="ch10" chart:values-cell-range-address="functions.F2:functions.F12" chart:label-cell-address="functions.F1:functions.F1" chart:class="chart:line">
            <chart:data-point chart:repeated="11"/>
          </chart:series>
          <chart:series chart:style-name="ch11" chart:values-cell-range-address="functions.G2:functions.G12" chart:label-cell-address="functions.G1:functions.G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functions.B1:functions.B1</svg:desc>
                </draw:g>
              </table:table-cell>
              <table:table-cell office:value-type="string">
                <text:p>f2</text:p>
                <draw:g>
                  <svg:desc>functions.C1:functions.C1</svg:desc>
                </draw:g>
              </table:table-cell>
              <table:table-cell office:value-type="string">
                <text:p>f3</text:p>
                <draw:g>
                  <svg:desc>functions.D1:functions.D1</svg:desc>
                </draw:g>
              </table:table-cell>
              <table:table-cell office:value-type="string">
                <text:p>f4</text:p>
                <draw:g>
                  <svg:desc>functions.E1:functions.E1</svg:desc>
                </draw:g>
              </table:table-cell>
              <table:table-cell office:value-type="string">
                <text:p>f5</text:p>
                <draw:g>
                  <svg:desc>functions.F1:functions.F1</svg:desc>
                </draw:g>
              </table:table-cell>
              <table:table-cell office:value-type="string">
                <text:p>f6</text:p>
                <draw:g>
                  <svg:desc>functions.G1:function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unctions.A2:functions.A12</svg:desc>
                </draw:g>
              </table:table-cell>
              <table:table-cell office:value-type="float" office:value="0.000003613">
                <text:p>0.000003613</text:p>
                <draw:g>
                  <svg:desc>functions.B2:functions.B12</svg:desc>
                </draw:g>
              </table:table-cell>
              <table:table-cell office:value-type="float" office:value="0.000001943">
                <text:p>0.000001943</text:p>
                <draw:g>
                  <svg:desc>functions.C2:functions.C12</svg:desc>
                </draw:g>
              </table:table-cell>
              <table:table-cell office:value-type="float" office:value="0.000001921">
                <text:p>0.000001921</text:p>
                <draw:g>
                  <svg:desc>functions.D2:functions.D12</svg:desc>
                </draw:g>
              </table:table-cell>
              <table:table-cell office:value-type="float" office:value="0.000001878">
                <text:p>0.000001878</text:p>
                <draw:g>
                  <svg:desc>functions.E2:functions.E12</svg:desc>
                </draw:g>
              </table:table-cell>
              <table:table-cell office:value-type="float" office:value="0.000001929">
                <text:p>0.000001929</text:p>
                <draw:g>
                  <svg:desc>functions.F2:functions.F12</svg:desc>
                </draw:g>
              </table:table-cell>
              <table:table-cell office:value-type="float" office:value="0.000001948">
                <text:p>0.000001948</text:p>
                <draw:g>
                  <svg:desc>functions.G2:functions.G1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64844">
                <text:p>0.000064844</text:p>
              </table:table-cell>
              <table:table-cell office:value-type="float" office:value="0.073399598">
                <text:p>0.073399598</text:p>
              </table:table-cell>
              <table:table-cell office:value-type="float" office:value="0.13533972">
                <text:p>0.13533972</text:p>
              </table:table-cell>
              <table:table-cell office:value-type="float" office:value="0.000022976">
                <text:p>0.000022976</text:p>
              </table:table-cell>
              <table:table-cell office:value-type="float" office:value="0.067665726">
                <text:p>0.067665726</text:p>
              </table:table-cell>
              <table:table-cell office:value-type="float" office:value="0.112674907">
                <text:p>0.11267490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27623">
                <text:p>0.000027623</text:p>
              </table:table-cell>
              <table:table-cell office:value-type="float" office:value="0.267060501">
                <text:p>0.267060501</text:p>
              </table:table-cell>
              <table:table-cell office:value-type="float" office:value="0.538011424">
                <text:p>0.538011424</text:p>
              </table:table-cell>
              <table:table-cell office:value-type="float" office:value="0.000045692">
                <text:p>0.000045692</text:p>
              </table:table-cell>
              <table:table-cell office:value-type="float" office:value="0.272720225">
                <text:p>0.272720225</text:p>
              </table:table-cell>
              <table:table-cell office:value-type="float" office:value="0.454037353">
                <text:p>0.45403735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04103">
                <text:p>0.00004103</text:p>
              </table:table-cell>
              <table:table-cell office:value-type="float" office:value="0.605208822">
                <text:p>0.605208822</text:p>
              </table:table-cell>
              <table:table-cell office:value-type="float" office:value="1.200123816">
                <text:p>1.200123816</text:p>
              </table:table-cell>
              <table:table-cell office:value-type="float" office:value="0.000067224">
                <text:p>0.000067224</text:p>
              </table:table-cell>
              <table:table-cell office:value-type="float" office:value="0.608816272">
                <text:p>0.608816272</text:p>
              </table:table-cell>
              <table:table-cell office:value-type="float" office:value="1.015876979">
                <text:p>1.01587697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054944">
                <text:p>0.000054944</text:p>
              </table:table-cell>
              <table:table-cell office:value-type="float" office:value="1.065053449">
                <text:p>1.065053449</text:p>
              </table:table-cell>
              <table:table-cell office:value-type="float" office:value="2.126368849">
                <text:p>2.126368849</text:p>
              </table:table-cell>
              <table:table-cell office:value-type="float" office:value="0.000090097">
                <text:p>0.000090097</text:p>
              </table:table-cell>
              <table:table-cell office:value-type="float" office:value="1.083471113">
                <text:p>1.083471113</text:p>
              </table:table-cell>
              <table:table-cell office:value-type="float" office:value="1.811518521">
                <text:p>1.81151852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68756">
                <text:p>0.000068756</text:p>
              </table:table-cell>
              <table:table-cell office:value-type="float" office:value="1.659397357">
                <text:p>1.659397357</text:p>
              </table:table-cell>
              <table:table-cell office:value-type="float" office:value="3.348019235">
                <text:p>3.348019235</text:p>
              </table:table-cell>
              <table:table-cell office:value-type="float" office:value="0.000112911">
                <text:p>0.000112911</text:p>
              </table:table-cell>
              <table:table-cell office:value-type="float" office:value="1.987848329">
                <text:p>1.987848329</text:p>
              </table:table-cell>
              <table:table-cell office:value-type="float" office:value="3.237753932">
                <text:p>3.23775393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082039">
                <text:p>0.000082039</text:p>
              </table:table-cell>
              <table:table-cell office:value-type="float" office:value="2.68241822">
                <text:p>2.68241822</text:p>
              </table:table-cell>
              <table:table-cell office:value-type="float" office:value="5.291847259">
                <text:p>5.291847259</text:p>
              </table:table-cell>
              <table:table-cell office:value-type="float" office:value="0.000135487">
                <text:p>0.000135487</text:p>
              </table:table-cell>
              <table:table-cell office:value-type="float" office:value="2.50275747">
                <text:p>2.50275747</text:p>
              </table:table-cell>
              <table:table-cell office:value-type="float" office:value="4.170477967">
                <text:p>4.17047796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096202">
                <text:p>0.000096202</text:p>
              </table:table-cell>
              <table:table-cell office:value-type="float" office:value="3.349223198">
                <text:p>3.349223198</text:p>
              </table:table-cell>
              <table:table-cell office:value-type="float" office:value="6.664782039">
                <text:p>6.664782039</text:p>
              </table:table-cell>
              <table:table-cell office:value-type="float" office:value="0.000166303">
                <text:p>0.000166303</text:p>
              </table:table-cell>
              <table:table-cell office:value-type="float" office:value="3.405060845">
                <text:p>3.405060845</text:p>
              </table:table-cell>
              <table:table-cell office:value-type="float" office:value="5.682676757">
                <text:p>5.6826767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108677">
                <text:p>0.000108677</text:p>
              </table:table-cell>
              <table:table-cell office:value-type="float" office:value="4.35155555">
                <text:p>4.35155555</text:p>
              </table:table-cell>
              <table:table-cell office:value-type="float" office:value="8.706215454">
                <text:p>8.706215454</text:p>
              </table:table-cell>
              <table:table-cell office:value-type="float" office:value="0.000180617">
                <text:p>0.000180617</text:p>
              </table:table-cell>
              <table:table-cell office:value-type="float" office:value="4.422579124">
                <text:p>4.422579124</text:p>
              </table:table-cell>
              <table:table-cell office:value-type="float" office:value="7.575512023">
                <text:p>7.57551202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1231">
                <text:p>0.0001231</text:p>
              </table:table-cell>
              <table:table-cell office:value-type="float" office:value="5.524419284">
                <text:p>5.524419284</text:p>
              </table:table-cell>
              <table:table-cell office:value-type="float" office:value="11.022653011">
                <text:p>11.022653011</text:p>
              </table:table-cell>
              <table:table-cell office:value-type="float" office:value="0.000202897">
                <text:p>0.000202897</text:p>
              </table:table-cell>
              <table:table-cell office:value-type="float" office:value="5.612473193">
                <text:p>5.612473193</text:p>
              </table:table-cell>
              <table:table-cell office:value-type="float" office:value="9.416807369">
                <text:p>9.41680736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137173">
                <text:p>0.000137173</text:p>
              </table:table-cell>
              <table:table-cell office:value-type="float" office:value="6.79754223">
                <text:p>6.79754223</text:p>
              </table:table-cell>
              <table:table-cell office:value-type="float" office:value="13.610866684">
                <text:p>13.610866684</text:p>
              </table:table-cell>
              <table:table-cell office:value-type="float" office:value="0.000224664">
                <text:p>0.000224664</text:p>
              </table:table-cell>
              <table:table-cell office:value-type="float" office:value="6.928231663">
                <text:p>6.928231663</text:p>
              </table:table-cell>
              <table:table-cell office:value-type="float" office:value="11.60414854">
                <text:p>11.60414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